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1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0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8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10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20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04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2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03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0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05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9-0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2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0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0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04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03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02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2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1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0-11-30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0-10-03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0-08-08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0-07-0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0-06-0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200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9-10-2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9-09-29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9-09-02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9-07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9-07-01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9-05-2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9-03-2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9-02-2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8-11-04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239095074801</text:p>
          </table:table-cell>
          <table:table-cell office:value-type="string" calcext:value-type="string">
            <text:p>199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6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531" meta:object-count="0"/>
    <meta:user-defined meta:name="AppVersion">3.0</meta:user-defined>
  </office:meta>
</office:document-meta>
</file>